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5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4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8" draw:text-style-name="P4" xml:id="id42" draw:id="id42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42" draw:start-glue-point="2" draw:end-shape="id43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43" draw:start-glue-point="2" draw:end-shape="id44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45" draw:id="id45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46" draw:id="id46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44" draw:start-glue-point="2" draw:end-shape="id45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44" draw:start-glue-point="2" draw:end-shape="id46" draw:end-glue-point="3" svg:d="M8591 10932v8188h1094" svg:viewBox="0 0 1095 8189">
          <text:p/>
        </draw:connector>
        <draw:frame draw:style-name="gr8" draw:text-style-name="P4" xml:id="id47" draw:id="id47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44" draw:start-glue-point="2" draw:end-shape="id47" draw:end-glue-point="3" svg:d="M8591 10932v1273h723" svg:viewBox="0 0 724 1274">
          <text:p/>
        </draw:connector>
        <draw:frame draw:style-name="gr8" draw:text-style-name="P4" xml:id="id48" draw:id="id48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45" draw:start-glue-point="2" draw:end-shape="id48" draw:end-glue-point="3" svg:d="M10791 15442v1246h723" svg:viewBox="0 0 724 1247">
          <text:p/>
        </draw:connector>
        <draw:frame draw:style-name="gr8" draw:text-style-name="P4" xml:id="id49" draw:id="id49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46" draw:start-glue-point="2" draw:end-shape="id49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5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50" draw:id="id50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2" draw:id="id52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50" draw:start-glue-point="2" draw:end-shape="id51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51" draw:start-glue-point="2" draw:end-shape="id52" draw:end-glue-point="3" svg:d="M14652 14877v1364h699" svg:viewBox="0 0 700 1365">
          <text:p/>
        </draw:connector>
        <draw:frame draw:style-name="gr8" draw:text-style-name="P4" xml:id="id53" draw:id="id53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4" draw:id="id54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53" draw:start-glue-point="2" draw:end-shape="id54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54" draw:start-glue-point="2" draw:end-shape="id55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4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6" draw:id="id56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7" draw:id="id57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56" draw:end-glue-point="3" svg:d="M4189 5025h-7v7384h501" svg:viewBox="0 0 502 7385">
          <text:p/>
        </draw:connector>
        <draw:connector draw:style-name="gr9" draw:text-style-name="P1" draw:layer="layout" svg:x1="5.889cm" svg:y1="13.267cm" svg:x2="6.172cm" svg:y2="14.414cm" draw:start-shape="id56" draw:start-glue-point="2" draw:end-shape="id57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8" draw:id="id58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52" draw:start-glue-point="2" draw:end-shape="id58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9" draw:id="id59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59" draw:end-glue-point="3" svg:d="M14652 14877h-64v6698h763" svg:viewBox="0 0 764 6699">
          <text:p/>
        </draw:connector>
        <draw:frame draw:style-name="gr26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55" draw:start-glue-point="1" draw:end-shape="id52" draw:end-glue-point="0" svg:d="M8436 8204c5414 0 8121 2393 8121 7180" svg:viewBox="0 0 8122 7181">
          <text:p/>
        </draw:connector>
        <draw:frame draw:style-name="gr8" draw:text-style-name="P4" xml:id="id60" draw:id="id60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60" draw:end-glue-point="3" svg:d="M14652 14877h-64v11397h763" svg:viewBox="0 0 764 11398">
          <text:p/>
        </draw:connector>
        <draw:frame draw:style-name="gr8" draw:text-style-name="P4" xml:id="id61" draw:id="id61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59" draw:start-glue-point="2" draw:end-shape="id61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62" draw:id="id62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57" draw:start-glue-point="2" draw:end-shape="id62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8" draw:text-style-name="P4" xml:id="id63" draw:id="id63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64" draw:id="id64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65" draw:id="id65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66" draw:id="id66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68" draw:id="id68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7" draw:text-style-name="P5" draw:layer="layout" svg:width="3.948cm" svg:height="0.962cm" svg:x="3.54cm" svg:y="2.481cm">
          <draw:text-box>
            <text:p>product_line</text:p>
          </draw:text-box>
        </draw:frame>
        <draw:frame draw:style-name="gr13" draw:text-style-name="P5" draw:layer="layout" svg:width="3.952cm" svg:height="0.962cm" svg:x="4.795cm" svg:y="3.751cm">
          <draw:text-box>
            <text:p>components</text:p>
          </draw:text-box>
        </draw:frame>
        <draw:frame draw:style-name="gr15" draw:text-style-name="P5" draw:layer="layout" svg:width="1.912cm" svg:height="0.962cm" svg:x="4.803cm" svg:y="5.191cm">
          <draw:text-box>
            <text:p>trunk</text:p>
          </draw:text-box>
        </draw:frame>
        <draw:frame draw:style-name="gr28" draw:text-style-name="P5" draw:layer="layout" svg:width="3.038cm" svg:height="0.962cm" svg:x="6.08cm" svg:y="6.534cm">
          <draw:text-box>
            <text:p>Project A</text:p>
          </draw:text-box>
        </draw:frame>
        <draw:frame draw:style-name="gr29" draw:text-style-name="P5" draw:layer="layout" svg:width="3.076cm" svg:height="0.962cm" svg:x="6.052cm" svg:y="9.404cm">
          <draw:text-box>
            <text:p>Project B</text:p>
          </draw:text-box>
        </draw:frame>
        <draw:frame draw:style-name="gr8" draw:text-style-name="P4" xml:id="id67" draw:id="id67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7.774cm">
          <draw:text-box>
            <text:p>components</text:p>
          </draw:text-box>
        </draw:frame>
        <draw:frame draw:style-name="gr8" draw:text-style-name="P4" xml:id="id69" draw:id="id69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63" draw:start-glue-point="2" draw:end-shape="id64" draw:end-glue-point="3" svg:d="M2823 3733v3246h-1217v-2693h1807" svg:viewBox="0 0 1808 3247">
          <text:p/>
        </draw:connector>
        <draw:connector draw:style-name="gr9" draw:text-style-name="P1" draw:layer="layout" svg:x1="2.823cm" svg:y1="3.733cm" svg:x2="3.413cm" svg:y2="5.726cm" draw:start-shape="id63" draw:start-glue-point="2" draw:end-shape="id65" draw:end-glue-point="3" svg:d="M2823 3733v1993h590" svg:viewBox="0 0 591 1994">
          <text:p/>
        </draw:connector>
        <draw:connector draw:style-name="gr9" draw:text-style-name="P1" draw:layer="layout" svg:x1="4.129cm" svg:y1="6.443cm" svg:x2="5.399cm" svg:y2="7.713cm" draw:start-shape="id65" draw:start-glue-point="2" draw:end-shape="id66" svg:d="M4129 6443v3246h1270v-1976" svg:viewBox="0 0 1271 3247">
          <text:p/>
        </draw:connector>
        <draw:connector draw:style-name="gr9" draw:text-style-name="P1" draw:layer="layout" svg:x1="5.399cm" svg:y1="7.713cm" svg:x2="6.08cm" svg:y2="8.236cm" draw:start-shape="id66" draw:start-glue-point="2" draw:end-shape="id67" draw:end-glue-point="3" svg:d="M5399 7713v3216h-1217v-2693h1898" svg:viewBox="0 0 1899 3217">
          <text:p/>
        </draw:connector>
        <draw:connector draw:style-name="gr9" draw:text-style-name="P1" draw:layer="layout" svg:x1="4.129cm" svg:y1="6.443cm" svg:x2="4.683cm" svg:y2="9.866cm" draw:start-shape="id65" draw:start-glue-point="2" draw:end-shape="id68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68" draw:start-glue-point="2" draw:end-shape="id69" draw:end-glue-point="3" svg:d="M5399 10583v3429h-1217v-2693h1898" svg:viewBox="0 0 1899 3430">
          <text:p/>
        </draw:connector>
      </draw:page>
      <draw:page draw:name="page10" draw:style-name="dp1" draw:master-page-name="Default">
        <draw:line draw:style-name="gr30" draw:text-style-name="P4" draw:layer="layout" svg:x1="6.04cm" svg:y1="14.18cm" svg:x2="18.867cm" svg:y2="14.18cm">
          <text:p/>
        </draw:line>
        <draw:line draw:style-name="gr31" draw:text-style-name="P7" draw:layer="layout" svg:x1="6.04cm" svg:y1="16.72cm" svg:x2="18.867cm" svg:y2="16.72cm">
          <text:p/>
        </draw:line>
        <draw:line draw:style-name="gr32" draw:text-style-name="P7" draw:layer="layout" svg:x1="8.62cm" svg:y1="19.26cm" svg:x2="18.867cm" svg:y2="19.26cm">
          <text:p/>
        </draw:line>
        <draw:frame draw:style-name="gr28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33" draw:text-style-name="P5" draw:layer="layout" svg:width="4.092cm" svg:height="0.962cm" svg:x="1.821cm" svg:y="16.212cm">
          <draw:text-box>
            <text:p>Components</text:p>
          </draw:text-box>
        </draw:frame>
        <draw:line draw:style-name="gr34" draw:text-style-name="P4" draw:layer="layout" svg:x1="7.35cm" svg:y1="14.18cm" svg:x2="7.985cm" svg:y2="16.72cm">
          <text:p/>
        </draw:line>
        <draw:line draw:style-name="gr35" draw:text-style-name="P4" draw:layer="layout" svg:x1="8.62cm" svg:y1="16.72cm" svg:x2="9.382cm" svg:y2="19.26cm">
          <text:p/>
        </draw:line>
        <draw:line draw:style-name="gr36" draw:text-style-name="P4" draw:layer="layout" svg:x1="9.63cm" svg:y1="19.006cm" svg:x2="9.636cm" svg:y2="19.514cm">
          <text:p/>
        </draw:line>
        <draw:line draw:style-name="gr36" draw:text-style-name="P4" draw:layer="layout" svg:x1="9.884cm" svg:y1="19.006cm" svg:x2="9.89cm" svg:y2="19.514cm">
          <text:p/>
        </draw:line>
        <draw:line draw:style-name="gr36" draw:text-style-name="P4" draw:layer="layout" svg:x1="10.138cm" svg:y1="19.006cm" svg:x2="10.144cm" svg:y2="19.514cm">
          <text:p/>
        </draw:line>
        <draw:line draw:style-name="gr36" draw:text-style-name="P4" draw:layer="layout" svg:x1="10.779cm" svg:y1="19.006cm" svg:x2="10.785cm" svg:y2="19.514cm">
          <text:p/>
        </draw:line>
        <draw:line draw:style-name="gr36" draw:text-style-name="P4" draw:layer="layout" svg:x1="7.09cm" svg:y1="13.926cm" svg:x2="7.096cm" svg:y2="14.434cm">
          <text:p/>
        </draw:line>
        <draw:line draw:style-name="gr36" draw:text-style-name="P4" draw:layer="layout" svg:x1="6.715cm" svg:y1="13.926cm" svg:x2="6.721cm" svg:y2="14.434cm">
          <text:p/>
        </draw:line>
        <draw:line draw:style-name="gr34" draw:text-style-name="P4" draw:layer="layout" svg:x1="11.414cm" svg:y1="19.26cm" svg:x2="12.303cm" svg:y2="16.72cm">
          <text:p/>
        </draw:line>
        <draw:line draw:style-name="gr35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1" draw:style-name="dp1" draw:master-page-name="Default">
        <draw:line draw:style-name="gr30" draw:text-style-name="P4" draw:layer="layout" svg:x1="6.04cm" svg:y1="14.18cm" svg:x2="18.867cm" svg:y2="14.18cm">
          <text:p/>
        </draw:line>
        <draw:line draw:style-name="gr38" draw:text-style-name="P7" draw:layer="layout" svg:x1="6.04cm" svg:y1="16.72cm" svg:x2="18.867cm" svg:y2="16.72cm">
          <text:p/>
        </draw:line>
        <draw:frame draw:style-name="gr28" draw:text-style-name="P5" draw:layer="layout" svg:width="3.038cm" svg:height="0.962cm" svg:x="2.865cm" svg:y="13.672cm">
          <draw:text-box>
            <text:p>Project A</text:p>
          </draw:text-box>
        </draw:frame>
        <draw:frame draw:style-name="gr33" draw:text-style-name="P5" draw:layer="layout" svg:width="4.092cm" svg:height="0.962cm" svg:x="1.821cm" svg:y="16.212cm">
          <draw:text-box>
            <text:p>Components</text:p>
          </draw:text-box>
        </draw:frame>
        <draw:line draw:style-name="gr34" draw:text-style-name="P4" draw:layer="layout" svg:x1="11.201cm" svg:y1="14.208cm" svg:x2="11.836cm" svg:y2="16.748cm">
          <text:p/>
        </draw:line>
        <draw:line draw:style-name="gr36" draw:text-style-name="P4" draw:layer="layout" svg:x1="10.59cm" svg:y1="13.926cm" svg:x2="10.596cm" svg:y2="14.434cm">
          <text:p/>
        </draw:line>
        <draw:line draw:style-name="gr36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9.677cm" svg:y1="14.208cm" svg:x2="9.677cm" svg:y2="16.748cm">
          <text:p/>
        </draw:line>
        <draw:frame draw:style-name="gr37" draw:text-style-name="P5" draw:layer="layout" svg:width="3.529cm" svg:height="0.962cm" svg:x="6.334cm" svg:y="3.921cm">
          <draw:text-box>
            <text:p>Scenario 2</text:p>
          </draw:text-box>
        </draw:frame>
      </draw:page>
      <draw:page draw:name="page12" draw:style-name="dp1" draw:master-page-name="Default">
        <draw:line draw:style-name="gr30" draw:text-style-name="P4" draw:layer="layout" svg:x1="6.04cm" svg:y1="14.18cm" svg:x2="18.867cm" svg:y2="14.18cm">
          <text:p/>
        </draw:line>
        <draw:line draw:style-name="gr40" draw:text-style-name="P7" draw:layer="layout" svg:x1="6.04cm" svg:y1="16.72cm" svg:x2="18.867cm" svg:y2="16.72cm">
          <text:p/>
        </draw:line>
        <draw:frame draw:style-name="gr28" draw:text-style-name="P5" draw:layer="layout" svg:width="3.038cm" svg:height="0.962cm" svg:x="2.865cm" svg:y="13.672cm">
          <draw:text-box>
            <text:p>Project A</text:p>
          </draw:text-box>
        </draw:frame>
        <draw:frame draw:style-name="gr33" draw:text-style-name="P5" draw:layer="layout" svg:width="4.092cm" svg:height="0.962cm" svg:x="1.821cm" svg:y="16.212cm">
          <draw:text-box>
            <text:p>Components</text:p>
          </draw:text-box>
        </draw:frame>
        <draw:line draw:style-name="gr34" draw:text-style-name="P4" draw:layer="layout" svg:x1="14.101cm" svg:y1="14.208cm" svg:x2="14.736cm" svg:y2="16.748cm">
          <text:p/>
        </draw:line>
        <draw:line draw:style-name="gr36" draw:text-style-name="P4" draw:layer="layout" svg:x1="13.49cm" svg:y1="13.926cm" svg:x2="13.496cm" svg:y2="14.434cm">
          <text:p/>
        </draw:line>
        <draw:line draw:style-name="gr36" draw:text-style-name="P4" draw:layer="layout" svg:x1="13.115cm" svg:y1="13.926cm" svg:x2="13.1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4" draw:layer="layout" svg:x1="9.677cm" svg:y1="14.208cm" svg:x2="9.677cm" svg:y2="16.748cm">
          <text:p/>
        </draw:line>
        <draw:frame draw:style-name="gr37" draw:text-style-name="P5" draw:layer="layout" svg:width="3.529cm" svg:height="0.962cm" svg:x="6.334cm" svg:y="3.921cm">
          <draw:text-box>
            <text:p>Scenario 3</text:p>
          </draw:text-box>
        </draw:frame>
        <draw:line draw:style-name="gr35" draw:text-style-name="P4" draw:layer="layout" svg:x1="10.398cm" svg:y1="16.748cm" svg:x2="11.287cm" svg:y2="14.208cm">
          <text:p/>
        </draw:line>
        <draw:custom-shape draw:style-name="gr10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15T13:04:39.708048245</dc:date>
    <meta:editing-duration>PT8H49M52S</meta:editing-duration>
    <meta:editing-cycles>33</meta:editing-cycles>
    <meta:generator>LibreOffice/6.0.7.3$Linux_X86_64 LibreOffice_project/00m0$Build-3</meta:generator>
    <meta:document-statistic meta:object-count="287"/>
  </office:meta>
</office:document-meta>
</file>